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4pt" officeooo:rsid="00145667" officeooo:paragraph-rsid="00145667" style:font-size-asian="12.25pt" style:font-size-complex="14pt"/>
    </style:style>
    <style:style style:name="P2" style:family="paragraph" style:parent-style-name="Standard">
      <style:text-properties style:font-name="Liberation Mono" fo:font-size="14pt" officeooo:rsid="001674b9" officeooo:paragraph-rsid="001674b9" style:font-size-asian="12.25pt" style:font-size-complex="14pt"/>
    </style:style>
    <style:style style:name="P3" style:family="paragraph" style:parent-style-name="Standard">
      <style:text-properties style:font-name="Liberation Mono" fo:font-size="14pt" officeooo:rsid="001688f3" officeooo:paragraph-rsid="001688f3" style:font-size-asian="12.25pt" style:font-size-complex="14pt"/>
    </style:style>
    <style:style style:name="P4" style:family="paragraph" style:parent-style-name="Standard">
      <style:text-properties style:font-name="Liberation Mono" fo:font-size="14pt" officeooo:rsid="00198f45" officeooo:paragraph-rsid="00198f45" style:font-size-asian="12.25pt" style:font-size-complex="14pt"/>
    </style:style>
    <style:style style:name="P5" style:family="paragraph" style:parent-style-name="Standard">
      <style:text-properties style:font-name="Liberation Mono" fo:font-size="14pt" officeooo:rsid="001b7813" officeooo:paragraph-rsid="001b7813" style:font-size-asian="12.25pt" style:font-size-complex="14pt"/>
    </style:style>
    <style:style style:name="P6" style:family="paragraph" style:parent-style-name="Standard">
      <style:text-properties style:font-name="Liberation Mono" fo:font-size="14pt" officeooo:rsid="001b7813" officeooo:paragraph-rsid="00243e22" style:font-size-asian="12.25pt" style:font-size-complex="14pt"/>
    </style:style>
    <style:style style:name="P7" style:family="paragraph" style:parent-style-name="Standard">
      <style:text-properties style:font-name="Liberation Mono" fo:font-size="14pt" officeooo:rsid="001d0049" officeooo:paragraph-rsid="001d0049" style:font-size-asian="12.25pt" style:font-size-complex="14pt"/>
    </style:style>
    <style:style style:name="P8" style:family="paragraph" style:parent-style-name="Standard">
      <style:text-properties style:font-name="Liberation Mono" fo:font-size="14pt" officeooo:rsid="001e0c24" officeooo:paragraph-rsid="001e0c24" style:font-size-asian="12.25pt" style:font-size-complex="14pt"/>
    </style:style>
    <style:style style:name="P9" style:family="paragraph" style:parent-style-name="Standard">
      <style:text-properties style:font-name="Liberation Mono" fo:font-size="14pt" officeooo:rsid="00243e22" officeooo:paragraph-rsid="00243e22" style:font-size-asian="12.25pt" style:font-size-complex="14pt"/>
    </style:style>
    <style:style style:name="P10" style:family="paragraph" style:parent-style-name="Standard">
      <style:text-properties style:font-name="Liberation Mono" fo:font-size="14pt" style:text-underline-style="solid" style:text-underline-width="auto" style:text-underline-color="font-color" officeooo:rsid="00178a8d" officeooo:paragraph-rsid="00178a8d" style:font-size-asian="12.25pt" style:font-size-complex="14pt"/>
    </style:style>
    <style:style style:name="P11" style:family="paragraph" style:parent-style-name="Header">
      <style:text-properties officeooo:rsid="00190d94" officeooo:paragraph-rsid="00190d94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text-properties fo:font-size="15pt" style:font-size-asian="15pt" style:font-size-complex="15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</style:style>
    <style:style style:name="T1" style:family="text">
      <style:text-properties officeooo:rsid="001f13d1"/>
    </style:style>
    <style:style style:name="T2" style:family="text">
      <style:text-properties officeooo:rsid="00210ef9"/>
    </style:style>
    <style:style style:name="T3" style:family="text">
      <style:text-properties officeooo:rsid="0022dba2"/>
    </style:style>
    <style:style style:name="T4" style:family="text">
      <style:text-properties fo:font-size="20pt" fo:font-weight="bold" style:font-size-asian="16pt" style:font-weight-asian="bold" style:font-size-complex="20pt" style:font-weight-complex="bold"/>
    </style:style>
    <style:style style:name="T5" style:family="text">
      <style:text-properties fo:font-size="15pt" style:font-size-asian="15pt" style:font-size-complex="15pt"/>
    </style:style>
    <style:style style:name="gr1" style:family="graphic">
      <style:graphic-properties svg:stroke-width="0.199cm" svg:stroke-color="#000000" draw:marker-start-width="0.651cm" draw:marker-end-width="0.651cm" draw:fill="none" draw:textarea-horizontal-align="justify" draw:textarea-vertical-align="middle" draw:auto-grow-height="false" fo:min-height="8.142cm" fo:min-width="14.847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2.1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2.4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.849cm" fo:min-width="2.91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.75cm" fo:min-width="2.81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9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1.6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1.29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1.1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1.2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6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9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Final Julio 2021 Elementos de la Matemática</text:p>
      <text:p text:style-name="P1"/>
      <text:p text:style-name="P1">1.1</text:p>
      <text:p text:style-name="P1"><text:tab/>a. Números <text:span text:style-name="T1">R</text:span>eales</text:p>
      <text:p text:style-name="P1"><text:tab/>b. Números Reales, Números Naturales, <text:span text:style-name="T1">Números <text:tab/> <text:tab/><text:tab/> <text:s text:c="2"/>Racionales</text:span></text:p>
      <text:p text:style-name="P1"/>
      <text:p text:style-name="P1">1.2</text:p>
      <text:p text:style-name="P1"><text:tab/>(X/6)*3 = X + (X – 1 – 1)</text:p>
      <text:p text:style-name="P1"/>
      <text:p text:style-name="P1"/>
      <text:p text:style-name="P2">2.1</text:p>
      <text:p text:style-name="P2"><text:tab/>T =&gt; ~P v ~T =&gt; P </text:p>
      <text:p text:style-name="P2"/>
      <text:p text:style-name="P3">2.2</text:p>
      <text:p text:style-name="P3"><text:tab/>La expresión es Falsa.</text:p>
      <text:p text:style-name="P3"/>
      <text:p text:style-name="P3"/>
      <text:p text:style-name="P4"><draw:custom-shape text:anchor-type="paragraph" draw:z-index="0" draw:name="Forma1" draw:style-name="gr1" draw:text-style-name="P12" svg:width="14.847cm" svg:height="8.143cm" svg:x="1.663cm" svg:y="0.09cm"><text:p/><draw:enhanced-geometry svg:viewBox="0 0 21600 21600" draw:type="rectangle" draw:enhanced-path="M 0 0 L 21600 0 21600 21600 0 21600 0 0 Z N"/></draw:custom-shape><draw:frame text:anchor-type="paragraph" draw:z-index="1" draw:name="Forma2" draw:style-name="gr2" draw:text-style-name="P13" svg:width="1.971cm" svg:height="2.117cm" svg:x="15.774cm" svg:y="0.236cm"><draw:text-box><text:p><text:span text:style-name="T4">U</text:span></text:p></draw:text-box></draw:frame><draw:frame text:anchor-type="paragraph" draw:z-index="2" draw:name="Forma3" draw:style-name="gr3" draw:text-style-name="P14" svg:width="5.733cm" svg:height="2.498cm" svg:x="1.812cm" svg:y="0.266cm"><draw:text-box><text:p><text:span text:style-name="T5">55 Personas</text:span></text:p><text:p><text:span text:style-name="T5"/></text:p></draw:text-box></draw:frame>3.1</text:p>
      <text:p text:style-name="P4"><draw:custom-shape text:anchor-type="paragraph" draw:z-index="3" draw:name="Forma4" draw:style-name="gr4" draw:text-style-name="P15" svg:width="4.118cm" svg:height="4.028cm" svg:x="6.809cm" svg:y="0.3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Forma4" draw:style-name="gr5" draw:text-style-name="P15" svg:width="4.118cm" svg:height="4.028cm" svg:x="5.251cm" svg:y="2.5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Forma4" draw:style-name="gr5" draw:text-style-name="P15" svg:width="4.118cm" svg:height="4.028cm" svg:x="8.28cm" svg:y="2.5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6" draw:name="Forma5" draw:style-name="gr6" draw:text-style-name="P16" svg:width="2.352cm" svg:height="0.976cm" svg:x="7.985cm" svg:y="0.942cm"><draw:text-box><text:p>Habla</text:p><text:p>Inglés: 25</text:p></draw:text-box></draw:frame><draw:frame text:anchor-type="paragraph" draw:z-index="7" draw:name="Forma6" draw:style-name="gr7" draw:text-style-name="P16" svg:width="2.059cm" svg:height="1.618cm" svg:x="5.838cm" svg:y="4.322cm"><draw:text-box><text:p>Habla</text:p><text:p>Francés: 32</text:p></draw:text-box></draw:frame><draw:frame text:anchor-type="paragraph" draw:z-index="8" draw:name="Forma7" draw:style-name="gr8" draw:text-style-name="P16" svg:width="2.207cm" svg:height="1.295cm" svg:x="9.897cm" svg:y="4.35cm"><draw:text-box><text:p>Habla</text:p><text:p>Alemán: 33</text:p></draw:text-box></draw:frame><draw:frame text:anchor-type="paragraph" draw:z-index="9" draw:name="Forma8" draw:style-name="gr9" draw:text-style-name="P16" svg:width="1.47cm" svg:height="1.147cm" svg:x="8.721cm" svg:y="3.676cm"><draw:text-box><text:p>5</text:p></draw:text-box></draw:frame><text:tab/></text:p>
      <text:p text:style-name="P4"/>
      <text:p text:style-name="P4"/>
      <text:p text:style-name="P4"/>
      <text:p text:style-name="P4"><draw:frame text:anchor-type="paragraph" draw:z-index="10" draw:name="Forma9" draw:style-name="gr10" draw:text-style-name="P16" svg:width="1.057cm" svg:height="1.235cm" svg:x="7.223cm" svg:y="0.556cm"><draw:text-box><text:p>FI</text:p></draw:text-box></draw:frame></text:p>
      <text:p text:style-name="P4"><draw:frame text:anchor-type="paragraph" draw:z-index="11" draw:name="Forma10" draw:style-name="gr11" draw:text-style-name="P16" svg:width="1.089cm" svg:height="0.678cm" svg:x="9.574cm" svg:y="0.349cm"><draw:text-box><text:p>IA</text:p></draw:text-box></draw:frame></text:p>
      <text:p text:style-name="P4"/>
      <text:p text:style-name="P4"/>
      <text:p text:style-name="P4"><draw:frame text:anchor-type="paragraph" draw:z-index="12" draw:name="Forma11" draw:style-name="gr12" draw:text-style-name="P16" svg:width="0.853cm" svg:height="0.941cm" svg:x="8.516cm" svg:y="0.025cm"><draw:text-box><text:p>FA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5"><text:tab/>32 + FA + FI = 32 - 5 = <text:span text:style-name="T3">27</text:span></text:p>
      <text:p text:style-name="P5"><text:tab/>25 + FI + IA = 25 – 5 = <text:span text:style-name="T3">20</text:span></text:p>
      <text:p text:style-name="P5"><text:tab/>33 + FA + IA = 33 – 5 = <text:span text:style-name="T3">28</text:span></text:p>
      <text:p text:style-name="P5"/>
      <text:p text:style-name="P5"><text:tab/><text:span text:style-name="T3">32 + 33 + 25 + 2*(27 + 28 + 20) = 75</text:span></text:p>
      <text:p text:style-name="P6"><text:tab/><text:span text:style-name="T3">32 + 33 + 25 + <text:s/>27 + 28 + 20 = 90 – 3 = 55 – 5</text:span></text:p>
      <text:p text:style-name="P9"><text:tab/></text:p>
      <text:p text:style-name="P9"><text:tab/>FA + FI + IA = 75 -50 = 25</text:p>
      <text:p text:style-name="P5"><text:tab/></text:p>
      <text:p text:style-name="P5"><text:tab/></text:p>
      <text:p text:style-name="P7"><text:soft-page-break/>3.2</text:p>
      <text:p text:style-name="P7"><text:tab/>Dividiendo a los números de A sobre 2, y esperar recibir un resto de 0 de los números que son pares.</text:p>
      <text:p text:style-name="P7"/>
      <text:p text:style-name="P7"/>
      <text:p text:style-name="P8"/>
      <text:p text:style-name="P8">4</text:p>
      <text:p text:style-name="P8"><text:tab/>Si, porque es una operación posible, dado que es un <text:tab/>vector <text:span text:style-name="T2">tridimensional</text:span> que tiene valores razonab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90d94" officeooo:paragraph-rsid="00190d9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oodt Molins Federico Nicolas Dari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4T18:10:10.078000000</meta:creation-date>
    <dc:date>2021-07-14T19:20:31.746000000</dc:date>
    <meta:editing-duration>PT37M34S</meta:editing-duration>
    <meta:editing-cycles>12</meta:editing-cycles>
    <meta:generator>LibreOffice/6.1.3.2$Windows_X86_64 LibreOffice_project/86daf60bf00efa86ad547e59e09d6bb77c699acb</meta:generator>
    <meta:document-statistic meta:table-count="0" meta:image-count="0" meta:object-count="0" meta:page-count="2" meta:paragraph-count="26" meta:word-count="155" meta:character-count="649" meta:non-whitespace-character-count="483"/>
  </office:meta>
</office:document-meta>
</file>